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BAL CCOYO, HERMENEGIL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44921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05070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BAL CCOYO, HERMENEGILD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44921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205070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825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4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4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5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ANCO DE LA NACION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1400998</text:p>
          </table:table-cell>
          <table:table-cell table:style-name="Tabla2.D3" office:value-type="string">
            <text:p text:style-name="P23">1215.00</text:p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>05/11/2021</text:p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3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5T22:44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